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6pt" fo:font-weight="bold" style:font-size-asian="26pt" style:font-size-complex="26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2" fo:font-size="32pt" style:font-name-asian="Liberation Sans2" style:font-size-asian="32pt" style:font-name-complex="Liberation Sans2" style:font-size-complex="32pt"/>
    </style:style>
    <style:style style:name="T2" style:family="text">
      <style:text-properties style:font-name="Liberation Sans2" fo:font-size="26pt" fo:font-weight="bold" style:font-name-asian="Liberation Sans2" style:font-size-asian="26pt" style:font-weight-asian="bold" style:font-name-complex="Liberation Sans2" style:font-size-complex="26pt" style:font-weight-complex="bold"/>
    </style:style>
    <style:style style:name="T3" style:family="text">
      <style:text-properties style:font-name="Liberation Sans2" fo:font-size="26pt" fo:font-weight="normal" style:font-name-asian="Liberation Sans2" style:font-size-asian="26pt" style:font-weight-asian="normal" style:font-name-complex="Liberation Sans2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12.884cm" svg:height="10.483cm" draw:transform="rotate (2.72253910018595) translate (17.6132740887617cm 14.9284542471058cm)" svg:viewBox="0 0 12885 10484" svg:d="M10612 356c290 19 583 5 868 49 326 51 632 221 871 458 224 222 306 514 426 785 123 275 115 569 99 853-19 336-82 673-202 987-120 316-184 653-377 937-205 301-286 663-370 1011-83 343-54 704-69 1055-13 321-64 634-84 960-22 353-197 682-317 1013-103 283-285 534-485 755-181 199-368 393-561 582-183 180-366 357-639 465-264 103-509 233-775 217-320-20-640-82-958-138-318-55-591-250-884-374-257-108-460-284-607-499-170-249-427-372-668-523-299-186-657-254-1002-348-314-86-573 28-862 76-320 54-629 177-954 220-312 42-620 138-938 136-351-3-669-185-992-327-337-147-591-368-778-653-174-264-312-557-348-896-46-427 175-748 373-1063 184-295 294-582 519-847 213-251 453-481 601-780 158-321 361-614 463-975 93-331 158-655 201-987 50-386 149-777 354-1105 179-290 262-637 571-845 259-175 536-296 826-393 279-94 552-97 833-141 352-56 721 7 1054 120 361 123 706 288 1060 425 387 148 795 72 1184 11 258-41 502-24 757-30 273-5 506-76 789-69 236 7 444-165 679-200l291 76 113 26z">
          <text:p/>
        </draw:path>
        <draw:frame draw:style-name="gr2" draw:text-style-name="P2" draw:layer="layout" svg:width="4.826cm" svg:height="2.032cm" svg:x="10.16cm" svg:y="4.572cm">
          <draw:text-box>
            <text:p><text:span text:style-name="T1">V</text:span></text:p>
          </draw:text-box>
        </draw:frame>
        <draw:frame draw:style-name="gr2" draw:text-style-name="P2" draw:layer="layout" svg:width="4.826cm" svg:height="2.032cm" svg:x="16.002cm" svg:y="3.048cm">
          <draw:text-box>
            <text:p><text:span text:style-name="T1">∂</text:span><text:span text:style-name="T1">V</text:span></text:p>
          </draw:text-box>
        </draw:frame>
        <draw:line draw:style-name="gr3" draw:text-style-name="P1" draw:layer="layout" svg:x1="20.224cm" svg:y1="6.604cm" svg:x2="21.799cm" svg:y2="5.588cm">
          <text:p/>
        </draw:line>
        <draw:frame draw:style-name="gr2" draw:text-style-name="P3" draw:layer="layout" svg:width="4.826cm" svg:height="2.032cm" svg:x="20.574cm" svg:y="4.572cm">
          <draw:text-box>
            <text:p><text:span text:style-name="T2">ν</text:span></text:p>
          </draw:text-box>
        </draw:frame>
        <draw:line draw:style-name="gr3" draw:text-style-name="P1" draw:layer="layout" svg:x1="20.224cm" svg:y1="6.604cm" svg:x2="24.13cm" svg:y2="7.366cm">
          <text:p/>
        </draw:line>
        <draw:frame draw:style-name="gr2" draw:text-style-name="P4" draw:layer="layout" svg:width="4.826cm" svg:height="2.032cm" svg:x="22.352cm" svg:y="5.649cm">
          <draw:text-box>
            <text:p><text:span text:style-name="T2">F</text:span><text:span text:style-name="T3">(</text:span><text:span text:style-name="T2">u</text:span><text:span text:style-name="T3">)</text:span></text:p>
          </draw:text-box>
        </draw:frame>
        <draw:frame draw:style-name="gr2" draw:text-style-name="P4" draw:layer="layout" svg:width="4.826cm" svg:height="2.032cm" svg:x="9.906cm" svg:y="7.112cm">
          <draw:text-box>
            <text:p><text:span text:style-name="T2">S</text:span><text:span text:style-name="T3">(</text:span><text:span text:style-name="T2">x</text:span><text:span text:style-name="T3">,t,</text:span><text:span text:style-name="T2">u</text:span><text:span text:style-name="T3">)</text:span></text:p>
          </draw:text-box>
        </draw:frame>
        <draw:custom-shape draw:style-name="gr4" draw:text-style-name="P5" draw:layer="layout" svg:width="0.254cm" svg:height="0.254cm" svg:x="9.594cm" svg:y="8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1-30T14:30:46.420044881</dc:date>
    <meta:editing-duration>PT25M3S</meta:editing-duration>
    <meta:editing-cycles>6</meta:editing-cycles>
    <meta:generator>LibreOffice/6.4.3.2$Linux_X86_64 LibreOffice_project/40$Build-2</meta:generator>
    <meta:document-statistic meta:object-count="32"/>
  </office:meta>
</office:document-meta>
</file>